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 style:list-style-name="L5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6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7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1443378047318565361" text:style-name="L1">
        <text:list-item>
          <text:p text:style-name="P10">3:56.8</text:p>
        </text:list-item>
        <text:list-item>
          <text:p text:style-name="P10">3:53.8</text:p>
        </text:list-item>
        <text:list-item>
          <text:p text:style-name="P10">3:50.8</text:p>
        </text:list-item>
        <text:list-item>
          <text:p text:style-name="P10">3:47.8</text:p>
        </text:list-item>
        <text:list-item>
          <text:p text:style-name="P10">3:45.0</text:p>
        </text:list-item>
        <text:list-item>
          <text:p text:style-name="P10">3:42.2</text:p>
        </text:list-item>
        <text:list-item>
          <text:p text:style-name="P10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7466324207398601124" text:style-name="L2">
        <text:list-item>
          <text:p text:style-name="P13">2:00 <text:s text:c="2"/>(10:00/mi)</text:p>
        </text:list-item>
        <text:list-item>
          <text:p text:style-name="P13">1:58</text:p>
        </text:list-item>
        <text:list-item>
          <text:p text:style-name="P13">1:56</text:p>
        </text:list-item>
        <text:list-item>
          <text:p text:style-name="P13">1:51</text:p>
        </text:list-item>
        <text:list-item>
          <text:p text:style-name="P13">1:49.4</text:p>
        </text:list-item>
        <text:list-item>
          <text:p text:style-name="P13">1:51.4</text:p>
        </text:list-item>
        <text:list-item>
          <text:p text:style-name="P13">1:47.7</text:p>
        </text:list-item>
        <text:list-item>
          <text:p text:style-name="P13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7.8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4192487900876513316" text:style-name="L3">
        <text:list-item>
          <text:p text:style-name="P16">3:50.5</text:p>
        </text:list-item>
        <text:list-item>
          <text:p text:style-name="P16">3:50.4</text:p>
        </text:list-item>
        <text:list-item>
          <text:p text:style-name="P16">3:43.9</text:p>
        </text:list-item>
        <text:list-item>
          <text:p text:style-name="P16">3:44.2</text:p>
        </text:list-item>
        <text:list-item>
          <text:p text:style-name="P16">3:46.2</text:p>
        </text:list-item>
        <text:list-item>
          <text:p text:style-name="P16">3:45</text:p>
          <text:p text:style-name="P16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6342920934682146761" text:style-name="L4">
        <text:list-item>
          <text:p text:style-name="P17">4:47</text:p>
        </text:list-item>
        <text:list-item>
          <text:p text:style-name="P17">4:43</text:p>
        </text:list-item>
        <text:list-item>
          <text:p text:style-name="P17">4:45</text:p>
        </text:list-item>
        <text:list-item>
          <text:p text:style-name="P17">4:47</text:p>
        </text:list-item>
        <text:list-item>
          <text:p text:style-name="P17">4:36.6 </text:p>
          <text:p text:style-name="P17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7"><text:soft-page-break/><text:span text:style-name="T1">Sat 6/18/16:</text:span> 5.25 miles</text:p>
      <text:p text:style-name="P6">I ran and walked the same course as on Tues June 14. This time I walked 10 times for a total of 1 mile of walking. <text:s/>The average pace was 10:33/mi. <text:s/>It was 87 degrees.</text:p>
      <text:p text:style-name="P6"/>
      <text:p text:style-name="P6">Sun 6/19/16: <text:span text:style-name="T2">3.25 miles</text:span></text:p>
      <text:p text:style-name="P6">I ran 3.25 miles on hilly roads and grass averaging 9:34/mi.</text:p>
      <text:p text:style-name="P6"/>
      <text:p text:style-name="P6">Mon 6/20/16: <text:span text:style-name="T2">5.25 miles</text:span></text:p>
      <text:p text:style-name="P6">I ran with Colton McCurdy and Gary Puleio and his brother Matt on the high school track.</text:p>
      <text:p text:style-name="P6">We warmed up with a mile, did some stretching, ran a 220 in 51 s and jogged a 220.</text:p>
      <text:p text:style-name="P6">Then we ran 8 x 440 yards with a 440 jog after each. <text:s/>The jogs were in about 3:40. It was 86 degrees,</text:p>
      <text:p text:style-name="P6">My times:</text:p>
      <text:list xml:id="list9140075274079491173" text:style-name="L5">
        <text:list-item>
          <text:p text:style-name="P11">1:41</text:p>
        </text:list-item>
        <text:list-item>
          <text:p text:style-name="P11">1:44</text:p>
        </text:list-item>
        <text:list-item>
          <text:p text:style-name="P11">1:46</text:p>
        </text:list-item>
        <text:list-item>
          <text:p text:style-name="P11">1:45</text:p>
        </text:list-item>
        <text:list-item>
          <text:p text:style-name="P11">1:44</text:p>
        </text:list-item>
        <text:list-item>
          <text:p text:style-name="P11">1:47</text:p>
        </text:list-item>
        <text:list-item>
          <text:p text:style-name="P11">1:49</text:p>
        </text:list-item>
        <text:list-item>
          <text:p text:style-name="P11">1:42</text:p>
        </text:list-item>
      </text:list>
      <text:p text:style-name="P6"/>
      <text:p text:style-name="P6">Tues 6/21/16: <text:span text:style-name="T2">2 miles</text:span></text:p>
      <text:p text:style-name="P6">½ mile to the indoor track in 4:27</text:p>
      <text:p text:style-name="P6">4 minute rest</text:p>
      <text:p text:style-name="P6">1 mile on the indoor track with no shoes: 4:08.5+3:49.6=7:58.1</text:p>
      <text:p text:style-name="P6">1 light cycle of 17 exercises using weight machines for a total body workout</text:p>
      <text:p text:style-name="P6">½ mile jog home</text:p>
      <text:p text:style-name="P6"/>
      <text:p text:style-name="P6">Wed 6/22/16: 4<text:span text:style-name="T2"> miles</text:span></text:p>
      <text:p text:style-name="P6">½ mile to the indoor track in 3:43 (downhill)</text:p>
      <text:p text:style-name="P6">4 minute rest</text:p>
      <text:p text:style-name="P6">1 mile on the indoor track with no shoes: 3:58.0+3:46.5=7:44.5</text:p>
      <text:p text:style-name="P6">1 light cycle of 17 exercises using weight machines for a total body workout </text:p>
      <text:p text:style-name="P6">2.5 miles on hilly roads at 9:50/mi</text:p>
      <text:p text:style-name="P6"/>
      <text:p text:style-name="P6">Thurs 6/23/16: <text:span text:style-name="T2">2 miles</text:span></text:p>
      <text:p text:style-name="P6">I ran 2 miles on hilly roads in 10:23/mi.</text:p>
      <text:p text:style-name="P6"/>
      <text:p text:style-name="P6">Fri 6/24/16: <text:span text:style-name="T2">2 miles</text:span></text:p>
      <text:p text:style-name="P6">1 mile on roads and hilly cemetery loop in 9:32.</text:p>
      <text:p text:style-name="P6">1 mile on cemetery loop including 3 x 220 yards with a 220 yard jog between. times 49, 52 and 49 s.</text:p>
      <text:p text:style-name="P6"/>
      <text:p text:style-name="P7">23.75 miles in the past week </text:p>
      <text:p text:style-name="P4"><text:soft-page-break/>Sat 6/25/16: <text:span text:style-name="T2">6.5 miles</text:span></text:p>
      <text:p text:style-name="P4">I ran in the Butler PA 5 mile run. <text:s/>It is a hilly course with the first ¼ mile downhill and the last ¼ mile up hill. <text:s/>It was hot and I poured water on my head about 4 times and drank a little. I got first in my age group. <text:s/>Time 39:37</text:p>
      <text:p text:style-name="P4">Splits:</text:p>
      <text:list xml:id="list4882613125173677169" text:style-name="L6">
        <text:list-item>
          <text:p text:style-name="P14">7:21</text:p>
        </text:list-item>
        <text:list-item>
          <text:p text:style-name="P14">8:14</text:p>
        </text:list-item>
        <text:list-item>
          <text:p text:style-name="P14">8:03</text:p>
        </text:list-item>
        <text:list-item>
          <text:p text:style-name="P14">7:42</text:p>
        </text:list-item>
        <text:list-item>
          <text:p text:style-name="P14">8:16</text:p>
        </text:list-item>
      </text:list>
      <text:p text:style-name="P4"/>
      <text:p text:style-name="P4">Sun 6/26/16: <text:span text:style-name="T2">2 miles</text:span></text:p>
      <text:p text:style-name="P4">I ran 2 miles on roads in 20:10.</text:p>
      <text:p text:style-name="P4"/>
      <text:p text:style-name="P4">Mon 6/27/16: <text:span text:style-name="T2">4 miles</text:span></text:p>
      <text:p text:style-name="P4">I ran ½ mile to the indoor track in 4:36.</text:p>
      <text:p text:style-name="P4">Rest 3 minutes</text:p>
      <text:p text:style-name="P4">½ mile with no shoes on the indoor track in 3:54</text:p>
      <text:p text:style-name="P4">rest 3 minutes</text:p>
      <text:p text:style-name="P4">¼ mile of drills, i.e. high knees, butt kicks etc</text:p>
      <text:p text:style-name="P4">rest 3 minutes</text:p>
      <text:p text:style-name="P4">I ran 4 x ¼ mile on a treadmill with a ¼ mile jog before each interval and one ¼ mile jog at the end. <text:s/>The times for the runs were 1:44.7, 1:44.7, 1:44.7 and 1:42.3. The jogs were about 3 minutes.</text:p>
      <text:p text:style-name="P4">I rested 3 minutes and then jogged ½ mile home.</text:p>
      <text:p text:style-name="P4"/>
      <text:p text:style-name="P4">Tues 6/28/16: <text:span text:style-name="T2">4 miles</text:span></text:p>
      <text:p text:style-name="P4">I ran 4 miles on hilly roads and grass. <text:s/>The first mile was in 10:03 and the next three miles averaged 9:15/mi.</text:p>
      <text:p text:style-name="P4"/>
      <text:p text:style-name="P4">Wed. 6/29/16: <text:span text:style-name="T2">7 miles</text:span></text:p>
      <text:p text:style-name="P4">On the high school track I ran and jogged about 7 miles while running with and timing other runners. <text:s/>The whole session lasted about 1 hour and 45 minutes first with Colton McCurdy and then with Gary Puleio and Rod Brest. <text:s/>The session included 3x 200 meters with Colton. <text:s/>My times were about 51 s. <text:s/>With Rod <text:s/>I ran 4 x 400 meters with 400 meter jogs between. <text:s/>The times were:</text:p>
      <text:list xml:id="list5866132560051220020" text:style-name="L7">
        <text:list-item>
          <text:p text:style-name="P15">1:58</text:p>
        </text:list-item>
        <text:list-item>
          <text:p text:style-name="P15">1:39.5</text:p>
        </text:list-item>
        <text:list-item>
          <text:p text:style-name="P15">1:53</text:p>
        </text:list-item>
        <text:list-item>
          <text:p text:style-name="P15">1:45 <text:s/>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29T12:35:35.35</dc:date>
    <dc:creator>James Lombardi</dc:creator>
    <meta:editing-duration>PT8H4S</meta:editing-duration>
    <meta:editing-cycles>57</meta:editing-cycles>
    <meta:document-statistic meta:table-count="0" meta:image-count="0" meta:object-count="0" meta:page-count="6" meta:paragraph-count="214" meta:word-count="1942" meta:character-count="9490"/>
  </office:meta>
</office:document-meta>
</file>